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22.99pt"/>
    </style:style>
    <style:style style:name="co3" style:family="table-column">
      <style:table-column-properties fo:break-before="auto" style:column-width="36.45pt"/>
    </style:style>
    <style:style style:name="co4" style:family="table-column">
      <style:table-column-properties fo:break-before="auto" style:column-width="32.51pt"/>
    </style:style>
    <style:style style:name="co5" style:family="table-column">
      <style:table-column-properties fo:break-before="auto" style:column-width="62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9pt" fo:break-before="auto" style:use-optimal-row-height="true"/>
    </style:style>
    <style:style style:name="ta1" style:family="table" style:master-page-name="PageStyle_5f_fréquentation_20__28_A_29__20_détail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border-bottom="0.74pt solid #3c3c3c" fo:background-color="#c0c0c0" style:diagonal-bl-tr="none" style:diagonal-tl-br="none" fo:border-left="1.76pt solid #3c3c3c" fo:padding="2.01pt" fo:border-right="none" style:rotation-align="none" fo:border-top="1.76pt solid #3c3c3c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" style:family="table-cell" style:parent-style-name="Default">
      <style:table-cell-properties fo:border-bottom="1.76pt solid #3c3c3c" fo:background-color="#c0c0c0" style:diagonal-bl-tr="none" style:diagonal-tl-br="none" fo:border-left="1.76pt solid #3c3c3c" fo:padding="2.01pt" fo:border-right="none" style:rotation-align="none" fo:border-top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1.76pt solid #3c3c3c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3c3c3c" fo:background-color="#c0c0c0" style:cell-protect="none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3c3c3c" fo:background-color="#c0c0c0" style:cell-protect="protected" style:print-content="true" style:diagonal-bl-tr="none" style:diagonal-tl-br="none" style:text-align-source="fix" style:repeat-content="false" fo:wrap-option="no-wrap" fo:border-left="1.76pt solid #3c3c3c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" style:family="table-cell" style:parent-style-name="Default">
      <style:table-cell-properties fo:border-bottom="1.76pt solid #3c3c3c" fo:background-color="#c0c0c0" style:diagonal-bl-tr="none" style:diagonal-tl-br="none" fo:border-left="1.76pt solid #3c3c3c" fo:padding="2.01pt" fo:border-right="0.74pt solid #3c3c3c" style:rotation-align="none" fo:border-top="1.76pt solid #3c3c3c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padding="2.01pt"/>
      <style:text-properties fo:color="#ffffff"/>
    </style:style>
    <style:style style:name="ce28" style:family="table-cell" style:parent-style-name="Default">
      <style:table-cell-properties fo:padding="2.01pt"/>
      <style:text-properties fo:color="#ffffff" style:text-outline="false" style:text-line-through-style="none" style:text-line-through-type="none" style:font-name="Arial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1" style:family="table-cell" style:parent-style-name="Default">
      <style:text-properties fo:font-size="6pt" style:font-size-asian="6pt" style:font-size-complex="6pt"/>
    </style:style>
    <style:style style:name="ce12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5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0.74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" style:family="table-cell" style:parent-style-name="Default" style:data-style-name="N3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 style:data-style-name="N128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2.01pt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5" style:family="table-cell" style:parent-style-name="Default" style:data-style-name="N129">
      <style:table-cell-properties style:glyph-orientation-vertical="0" fo:background-color="#c0c0c0" style:diagonal-bl-tr="none" style:diagonal-tl-br="none" style:text-align-source="fix" style:repeat-content="false" fo:wrap-option="no-wrap" fo:border="1.76pt solid #3c3c3c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gr1" style:family="graphic">
      <style:graphic-properties fo:border="none"/>
    </style:style>
    <style:style style:name="gr2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margin-left="2.01pt" fo:margin-right="2.01pt" fo:margin-top="2.01pt" fo:margin-bottom="2.01pt" fo:text-align="start" fo:text-indent="0pt" style:text-autospace="none" style:punctuation-wrap="simple" style:line-break="normal"/>
      <style:text-properties fo:hyphenate="false"/>
    </style:style>
    <style:style style:name="P2" style:family="paragraph">
      <style:paragraph-properties fo:text-align="start"/>
      <style:text-properties style:text-line-through-style="none" style:text-line-through-type="none" fo:font-family="Arial" style:font-style-name="Regular" style:font-family-generic="swiss" fo:font-size="14pt" fo:font-style="normal" style:text-underline-style="solid" style:text-underline-width="auto" fo:font-weight="bold"/>
    </style:style>
    <style:style style:name="P3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équentation (A) détail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 form:name="Text Box 1" form:control-implementation="ooo:com.sun.star.form.component.TextField" xml:id="control1" form:id="control1" form:convert-empty-to-null="true" form:linked-cell="'fréquentation (A) détail'.A50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control draw:z-index="1" draw:style-name="gr1" draw:text-style-name="P2" svg:width="308.78pt" svg:height="16.07pt" svg:x="281.31pt" svg:y="48.47pt" draw:control="control1"/>
        </table:shapes>
        <table:table-column table:style-name="co1" table:default-cell-style-name="ce1"/>
        <table:table-column table:style-name="co2" table:number-columns-repeated="31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number-columns-repeated="222" table:default-cell-style-name="ce1"/>
        <table:table-column table:style-name="co5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>
            <draw:frame table:end-cell-address="'fréquentation (A) détail'.AH35" table:end-x="36pt" table:end-y="7.14pt" draw:z-index="0" draw:name="Chart 1" draw:style-name="gr2" draw:text-style-name="P3" svg:width="846.48pt" svg:height="502.13pt" svg:x="0pt" svg:y="0pt">
              <draw:object draw:notify-on-update-of-ranges="'fréquentation (A) détail'.B37:'fréquentation (A) détail'.AF37 'fréquentation (A) détail'.A38:'fréquentation (A) détail'.A38 'fréquentation (A) détail'.B38:'fréquentation (A) détail'.AF38 'fréquentation (A) détail'.A39:'fréquentation (A) détail'.A39 'fréquentation (A) détail'.B39:'fréquentation (A) détail'.AF39 'fréquentation (A) détail'.A40:'fréquentation (A) détail'.A40 'fréquentation (A) détail'.B40:'fréquentation (A) détail'.AF40 'fréquentation (A) détail'.A41:'fréquentation (A) détail'.A41 'fréquentation (A) détail'.B41:'fréquentation (A) détail'.AF41 'fréquentation (A) détail'.A42:'fréquentation (A) détail'.A42 'fréquentation (A) détail'.B42:'fréquentation (A) détail'.AF42 'fréquentation (A) détail'.A43:'fréquentation (A) détail'.A43 'fréquentation (A) détail'.B43:'fréquentation (A) détail'.AF43 'fréquentation (A) détail'.A44:'fréquentation (A) détail'.A44 'fréquentation (A) détail'.B44:'fréquentation (A) détail'.AF44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3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>
            <text:p>Jour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8" office:value-type="string" calcext:value-type="string">
            <text:p>J</text:p>
          </table:table-cell>
          <table:table-cell table:style-name="ce8" office:value-type="string" calcext:value-type="string">
            <text:p>V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L</text:p>
          </table:table-cell>
          <table:table-cell table:number-columns-repeated="2" table:style-name="ce8" office:value-type="string" calcext:value-type="string">
            <text:p>M</text:p>
          </table:table-cell>
          <table:table-cell table:style-name="ce18" office:value-type="string" calcext:value-type="string">
            <text:p>Total</text:p>
          </table:table-cell>
          <table:table-cell table:style-name="ce22" office:value-type="string" calcext:value-type="string">
            <text:p>Part</text:p>
          </table:table-cell>
          <table:table-cell table:number-columns-repeated="990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9" office:value-type="string" calcext:value-type="string">
            <text:p>1.</text:p>
          </table:table-cell>
          <table:table-cell table:style-name="ce9" office:value-type="string" calcext:value-type="string">
            <text:p>2.</text:p>
          </table:table-cell>
          <table:table-cell table:style-name="ce9" office:value-type="string" calcext:value-type="string">
            <text:p>3.</text:p>
          </table:table-cell>
          <table:table-cell table:style-name="ce9" office:value-type="string" calcext:value-type="string">
            <text:p>4.</text:p>
          </table:table-cell>
          <table:table-cell table:style-name="ce15" office:value-type="string" calcext:value-type="string">
            <text:p>5.</text:p>
          </table:table-cell>
          <table:table-cell table:style-name="ce15" office:value-type="string" calcext:value-type="string">
            <text:p>6.</text:p>
          </table:table-cell>
          <table:table-cell table:style-name="ce15" office:value-type="string" calcext:value-type="string">
            <text:p>7.</text:p>
          </table:table-cell>
          <table:table-cell table:style-name="ce15" office:value-type="string" calcext:value-type="string">
            <text:p>8.</text:p>
          </table:table-cell>
          <table:table-cell table:style-name="ce15" office:value-type="string" calcext:value-type="string">
            <text:p>9.</text:p>
          </table:table-cell>
          <table:table-cell table:style-name="ce15" office:value-type="string" calcext:value-type="string">
            <text:p>10.</text:p>
          </table:table-cell>
          <table:table-cell table:style-name="ce15" office:value-type="string" calcext:value-type="string">
            <text:p>11.</text:p>
          </table:table-cell>
          <table:table-cell table:style-name="ce15" office:value-type="string" calcext:value-type="string">
            <text:p>12.</text:p>
          </table:table-cell>
          <table:table-cell table:style-name="ce15" office:value-type="string" calcext:value-type="string">
            <text:p>13.</text:p>
          </table:table-cell>
          <table:table-cell table:style-name="ce15" office:value-type="string" calcext:value-type="string">
            <text:p>14.</text:p>
          </table:table-cell>
          <table:table-cell table:style-name="ce15" office:value-type="string" calcext:value-type="string">
            <text:p>15.</text:p>
          </table:table-cell>
          <table:table-cell table:style-name="ce15" office:value-type="string" calcext:value-type="string">
            <text:p>16.</text:p>
          </table:table-cell>
          <table:table-cell table:style-name="ce15" office:value-type="string" calcext:value-type="string">
            <text:p>17.</text:p>
          </table:table-cell>
          <table:table-cell table:style-name="ce15" office:value-type="string" calcext:value-type="string">
            <text:p>18.</text:p>
          </table:table-cell>
          <table:table-cell table:style-name="ce15" office:value-type="string" calcext:value-type="string">
            <text:p>19.</text:p>
          </table:table-cell>
          <table:table-cell table:style-name="ce15" office:value-type="string" calcext:value-type="string">
            <text:p>20.</text:p>
          </table:table-cell>
          <table:table-cell table:style-name="ce15" office:value-type="string" calcext:value-type="string">
            <text:p>21.</text:p>
          </table:table-cell>
          <table:table-cell table:style-name="ce15" office:value-type="string" calcext:value-type="string">
            <text:p>22.</text:p>
          </table:table-cell>
          <table:table-cell table:style-name="ce15" office:value-type="string" calcext:value-type="string">
            <text:p>23.</text:p>
          </table:table-cell>
          <table:table-cell table:style-name="ce15" office:value-type="string" calcext:value-type="string">
            <text:p>24.</text:p>
          </table:table-cell>
          <table:table-cell table:style-name="ce15" office:value-type="string" calcext:value-type="string">
            <text:p>25.</text:p>
          </table:table-cell>
          <table:table-cell table:style-name="ce15" office:value-type="string" calcext:value-type="string">
            <text:p>26.</text:p>
          </table:table-cell>
          <table:table-cell table:style-name="ce15" office:value-type="string" calcext:value-type="string">
            <text:p>27.</text:p>
          </table:table-cell>
          <table:table-cell table:style-name="ce15" office:value-type="string" calcext:value-type="string">
            <text:p>28.</text:p>
          </table:table-cell>
          <table:table-cell table:style-name="ce15" office:value-type="string" calcext:value-type="string">
            <text:p>29.</text:p>
          </table:table-cell>
          <table:table-cell table:style-name="ce15" office:value-type="string" calcext:value-type="string">
            <text:p>30.</text:p>
          </table:table-cell>
          <table:table-cell table:style-name="ce15" office:value-type="string" calcext:value-type="string">
            <text:p>31.</text:p>
          </table:table-cell>
          <table:table-cell table:style-name="ce19"/>
          <table:table-cell table:style-name="ce23" office:value-type="string" calcext:value-type="string">
            <text:p>Clients</text:p>
          </table:table-cell>
          <table:table-cell table:number-columns-repeated="990"/>
        </table:table-row>
        <table:table-row table:style-name="ro3">
          <table:table-cell table:style-name="ce4" office:value-type="string" calcext:value-type="string">
            <text:p>l1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38:.AF38])" office:value-type="float" office:value="0" calcext:value-type="float">
            <text:p>0</text:p>
          </table:table-cell>
          <table:table-cell table:style-name="ce24" table:formula="of:=[.AG38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2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39:.AF39])" office:value-type="float" office:value="0" calcext:value-type="float">
            <text:p>0</text:p>
          </table:table-cell>
          <table:table-cell table:style-name="ce24" table:formula="of:=[.AG39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3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0:.AF40])" office:value-type="float" office:value="0" calcext:value-type="float">
            <text:p>0</text:p>
          </table:table-cell>
          <table:table-cell table:style-name="ce24" table:formula="of:=[.AG40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4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1:.AF41])" office:value-type="float" office:value="0" calcext:value-type="float">
            <text:p>0</text:p>
          </table:table-cell>
          <table:table-cell table:style-name="ce24" table:formula="of:=[.AG41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5" office:value-type="string" calcext:value-type="string">
            <text:p>l5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2:.AF42])" office:value-type="float" office:value="0" calcext:value-type="float">
            <text:p>0</text:p>
          </table:table-cell>
          <table:table-cell table:style-name="ce24" table:formula="of:=[.AG42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3">
          <table:table-cell table:style-name="ce6" office:value-type="string" calcext:value-type="string">
            <text:p>l6</text:p>
          </table:table-cell>
          <table:table-cell table:number-columns-repeated="31" table:style-name="ce31" office:value-type="float" office:value="0" calcext:value-type="float">
            <text:p>0</text:p>
          </table:table-cell>
          <table:table-cell table:style-name="ce20" table:formula="of:=SUM([.B43:.AF43])" office:value-type="float" office:value="0" calcext:value-type="float">
            <text:p>0</text:p>
          </table:table-cell>
          <table:table-cell table:style-name="ce24" table:formula="of:=[.AG43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2">
          <table:table-cell table:style-name="ce7" office:value-type="string" calcext:value-type="string">
            <text:p>somme</text:p>
          </table:table-cell>
          <table:table-cell table:style-name="ce12" table:formula="of:=SUM([.B38:.B43])" office:value-type="float" office:value="0" calcext:value-type="float">
            <text:p>0</text:p>
          </table:table-cell>
          <table:table-cell table:style-name="ce12" table:formula="of:=SUM([.C38:.C43])" office:value-type="float" office:value="0" calcext:value-type="float">
            <text:p>0</text:p>
          </table:table-cell>
          <table:table-cell table:style-name="ce12" table:formula="of:=SUM([.D38:.D43])" office:value-type="float" office:value="0" calcext:value-type="float">
            <text:p>0</text:p>
          </table:table-cell>
          <table:table-cell table:style-name="ce12" table:formula="of:=SUM([.E38:.E43])" office:value-type="float" office:value="0" calcext:value-type="float">
            <text:p>0</text:p>
          </table:table-cell>
          <table:table-cell table:style-name="ce12" table:formula="of:=SUM([.F38:.F43])" office:value-type="float" office:value="0" calcext:value-type="float">
            <text:p>0</text:p>
          </table:table-cell>
          <table:table-cell table:style-name="ce12" table:formula="of:=SUM([.G38:.G43])" office:value-type="float" office:value="0" calcext:value-type="float">
            <text:p>0</text:p>
          </table:table-cell>
          <table:table-cell table:style-name="ce12" table:formula="of:=SUM([.H38:.H43])" office:value-type="float" office:value="0" calcext:value-type="float">
            <text:p>0</text:p>
          </table:table-cell>
          <table:table-cell table:style-name="ce12" table:formula="of:=SUM([.I38:.I43])" office:value-type="float" office:value="0" calcext:value-type="float">
            <text:p>0</text:p>
          </table:table-cell>
          <table:table-cell table:style-name="ce12" table:formula="of:=SUM([.J38:.J43])" office:value-type="float" office:value="0" calcext:value-type="float">
            <text:p>0</text:p>
          </table:table-cell>
          <table:table-cell table:style-name="ce12" table:formula="of:=SUM([.K38:.K43])" office:value-type="float" office:value="0" calcext:value-type="float">
            <text:p>0</text:p>
          </table:table-cell>
          <table:table-cell table:style-name="ce12" table:formula="of:=SUM([.L38:.L43])" office:value-type="float" office:value="0" calcext:value-type="float">
            <text:p>0</text:p>
          </table:table-cell>
          <table:table-cell table:style-name="ce12" table:formula="of:=SUM([.M38:.M43])" office:value-type="float" office:value="0" calcext:value-type="float">
            <text:p>0</text:p>
          </table:table-cell>
          <table:table-cell table:style-name="ce12" table:formula="of:=SUM([.N38:.N43])" office:value-type="float" office:value="0" calcext:value-type="float">
            <text:p>0</text:p>
          </table:table-cell>
          <table:table-cell table:style-name="ce12" table:formula="of:=SUM([.O38:.O43])" office:value-type="float" office:value="0" calcext:value-type="float">
            <text:p>0</text:p>
          </table:table-cell>
          <table:table-cell table:style-name="ce12" table:formula="of:=SUM([.P38:.P43])" office:value-type="float" office:value="0" calcext:value-type="float">
            <text:p>0</text:p>
          </table:table-cell>
          <table:table-cell table:style-name="ce12" table:formula="of:=SUM([.Q38:.Q43])" office:value-type="float" office:value="0" calcext:value-type="float">
            <text:p>0</text:p>
          </table:table-cell>
          <table:table-cell table:style-name="ce12" table:formula="of:=SUM([.R38:.R43])" office:value-type="float" office:value="0" calcext:value-type="float">
            <text:p>0</text:p>
          </table:table-cell>
          <table:table-cell table:style-name="ce12" table:formula="of:=SUM([.S38:.S43])" office:value-type="float" office:value="0" calcext:value-type="float">
            <text:p>0</text:p>
          </table:table-cell>
          <table:table-cell table:style-name="ce12" table:formula="of:=SUM([.T38:.T43])" office:value-type="float" office:value="0" calcext:value-type="float">
            <text:p>0</text:p>
          </table:table-cell>
          <table:table-cell table:style-name="ce12" table:formula="of:=SUM([.U38:.U43])" office:value-type="float" office:value="0" calcext:value-type="float">
            <text:p>0</text:p>
          </table:table-cell>
          <table:table-cell table:style-name="ce12" table:formula="of:=SUM([.V38:.V43])" office:value-type="float" office:value="0" calcext:value-type="float">
            <text:p>0</text:p>
          </table:table-cell>
          <table:table-cell table:style-name="ce12" table:formula="of:=SUM([.W38:.W43])" office:value-type="float" office:value="0" calcext:value-type="float">
            <text:p>0</text:p>
          </table:table-cell>
          <table:table-cell table:style-name="ce12" table:formula="of:=SUM([.X38:.X43])" office:value-type="float" office:value="0" calcext:value-type="float">
            <text:p>0</text:p>
          </table:table-cell>
          <table:table-cell table:style-name="ce12" table:formula="of:=SUM([.Y38:.Y43])" office:value-type="float" office:value="0" calcext:value-type="float">
            <text:p>0</text:p>
          </table:table-cell>
          <table:table-cell table:style-name="ce12" table:formula="of:=SUM([.Z38:.Z43])" office:value-type="float" office:value="0" calcext:value-type="float">
            <text:p>0</text:p>
          </table:table-cell>
          <table:table-cell table:style-name="ce12" table:formula="of:=SUM([.AA38:.AA43])" office:value-type="float" office:value="0" calcext:value-type="float">
            <text:p>0</text:p>
          </table:table-cell>
          <table:table-cell table:style-name="ce12" table:formula="of:=SUM([.AB38:.AB43])" office:value-type="float" office:value="0" calcext:value-type="float">
            <text:p>0</text:p>
          </table:table-cell>
          <table:table-cell table:style-name="ce12" table:formula="of:=SUM([.AC38:.AC43])" office:value-type="float" office:value="0" calcext:value-type="float">
            <text:p>0</text:p>
          </table:table-cell>
          <table:table-cell table:style-name="ce12" table:formula="of:=SUM([.AD38:.AD43])" office:value-type="float" office:value="0" calcext:value-type="float">
            <text:p>0</text:p>
          </table:table-cell>
          <table:table-cell table:style-name="ce12" table:formula="of:=SUM([.AE38:.AE43])" office:value-type="float" office:value="0" calcext:value-type="float">
            <text:p>0</text:p>
          </table:table-cell>
          <table:table-cell table:style-name="ce12" table:formula="of:=SUM([.AF38:.AF43])" office:value-type="float" office:value="0" calcext:value-type="float">
            <text:p>0</text:p>
          </table:table-cell>
          <table:table-cell table:style-name="ce21" table:formula="of:=SUM([.B44:.AF44])" office:value-type="float" office:value="0" calcext:value-type="float">
            <text:p>0</text:p>
          </table:table-cell>
          <table:table-cell table:style-name="ce25" table:formula="of:=[.AG44]/[.AG44]" office:value-type="string" office:string-value="" calcext:value-type="error">
            <text:p>#DIV/0!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7" office:value-type="string" calcext:value-type="string">
            <text:p>Option A: Statistique de fréquentation </text:p>
          </table:table-cell>
          <table:table-cell table:number-columns-repeated="1023"/>
        </table:table-row>
        <table:table-row table:style-name="ro3">
          <table:table-cell table:style-name="ce28" office:value-type="string" calcext:value-type="string">
            <text:p>(janvier)</text:p>
          </table:table-cell>
          <table:table-cell table:number-columns-repeated="1023"/>
        </table:table-row>
        <table:table-row table:style-name="ro3">
          <table:table-cell table:style-name="ce27" table:formula="of:=[.A48]&amp;[.A49]" office:value-type="string" office:string-value="Option A: Statistique de fréquentation (janvier)" calcext:value-type="string">
            <text:p>Option A: Statistique de fréquentation (janvier)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 number:textual="true"/>
      <number:text> </number:text>
      <number:year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percentage-style style:name="N128">
      <number:number number:decimal-places="1" loext:min-decimal-places="1" number:min-integer-digits="1"/>
      <number:text>%</number:text>
    </number:percentage-style>
    <number:percentage-style style:name="N129">
      <number:number number:decimal-places="0" loext:min-decimal-places="0" number:min-integer-digits="1"/>
      <number:text> %</number:text>
    </number:percentag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AR PL SungtiL GB" style:font-family-asian="'AR PL SungtiL GB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2">00/00/0000</text:date>, <text:time style:data-style-name="N2" text:time-value="08:16:20.4907541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priétaire-Exploitant" style:display-name="PageStyle_Propriétaire-Exploita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unes_20_rattachées" style:display-name="PageStyle_Communes rattaché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antités" style:display-name="PageStyle_quantit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élégués" style:display-name="PageStyle_Délégué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ures_20_d_27_ouverture" style:display-name="PageStyle_Heures d'ouver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difications_20_et_20_adaptations" style:display-name="PageStyle_Modifications et adapta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tilisation" style:display-name="PageStyle_Util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rmation_20_continue" style:display-name="PageStyle_Formation contin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nsibilisation" style:display-name="PageStyle_Sensibilis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cidents_20_et_20_accidents" style:display-name="PageStyle_Incidents et accid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A_29_" style:display-name="PageStyle_fréquentation (A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A_29__20_détail" style:display-name="PageStyle_fréquentation (A) dé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réquentation_20__28_B_29_" style:display-name="PageStyle_Fréquentation (B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 Syoen</meta:initial-creator>
    <meta:creation-date>2016-09-07T14:04:50</meta:creation-date>
    <dc:date>2018-10-02T08:20:41.208863679</dc:date>
    <meta:editing-cycles>44</meta:editing-cycles>
    <meta:editing-duration>PT9H2M11S</meta:editing-duration>
    <meta:generator>LibreOffice/6.0.6.2$Linux_X86_64 LibreOffice_project/00m0$Build-2</meta:generator>
    <meta:document-statistic meta:table-count="1" meta:cell-count="308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solid"/>
    </style:style>
    <style:style style:name="ch2" style:family="chart">
      <style:graphic-properties draw:fill="solid" draw:fill-color="#ffffff"/>
      <style:text-properties fo:color="#000000" fo:font-family="Arial" fo:font-size="8.44999980926514pt" fo:font-weight="bold" style:font-size-asian="8.44999980926514pt" style:font-weight-asian="bold" style:font-family-complex="Arial" style:font-size-complex="8.44999980926514pt" style:font-weight-complex="bold"/>
    </style:style>
    <style:style style:name="ch3" style:family="chart">
      <style:chart-properties chart:include-hidden-cells="false" chart:treat-empty-cells="leave-gap" chart:series-source="rows"/>
    </style:style>
    <style:style style:name="ch4" style:family="chart" style:data-style-name="N100">
      <style:chart-properties chart:display-label="true" chart:tick-marks-major-inner="true" chart:tick-marks-major-outer="tru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text-properties fo:color="#000000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text-properties fo:color="#000000" fo:font-family="Arial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family="Arial" fo:font-size="8pt" fo:font-weight="bold" style:font-size-asian="8pt" style:font-weight-asian="bold" style:font-family-complex="Arial" style:font-size-complex="8pt" style:font-weight-complex="bold"/>
    </style:style>
    <style:style style:name="ch8" style:family="chart" style:data-style-name="N0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width="0.035cm" draw:fill-color="#99336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svg:stroke-width="0.035cm" draw:fill-color="#ccffff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svg:stroke-width="0.035cm" draw:fill-color="#660066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svg:stroke-width="0.035cm" draw:fill-color="#ff808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svg:stroke-width="0.035cm" draw:fill-color="#0066cc"/>
      <style:text-properties fo:font-size="10pt" style:font-size-asian="10pt" style:font-size-complex="10pt"/>
    </style:style>
    <style:style style:name="ch15" style:family="chart">
      <style:graphic-properties draw:stroke="solid" svg:stroke-width="0.035cm" svg:stroke-color="#808080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9.863cm" svg:height="17.715cm" xlink:href=".." xlink:type="simple" chart:class="chart:bar" chart:style-name="ch1">
        <chart:legend svg:x="1.855cm" svg:y="16.56cm" style:legend-expansion="custom" chartooo:width="26.956cm" chartooo:height="0.811cm" style:legend-expansion-aspect-ratio="33.2379778051788" chart:style-name="ch2"/>
        <chart:plot-area chart:style-name="ch3" table:cell-range-address="'fréquentation (A) détail'.A37:'fréquentation (A) détail'.AF44" chart:data-source-has-labels="both" svg:x="1.727cm" svg:y="1.637cm" svg:width="25.917cm" svg:height="14.406cm">
          <chartooo:coordinate-region svg:x="2.386cm" svg:y="1.795cm" svg:width="25.258cm" svg:height="13.684cm"/>
          <chart:axis chart:dimension="x" chart:name="primary-x" chart:style-name="ch4" chartooo:axis-type="text">
            <chart:title svg:x="14.334cm" svg:y="16.065cm" chart:style-name="ch5">
              <text:p>Date</text:p>
            </chart:title>
            <chart:categories table:cell-range-address="'fréquentation (A) détail'.B37:'fréquentation (A) détail'.AF37"/>
          </chart:axis>
          <chart:axis chart:dimension="y" chart:name="primary-y" chart:style-name="ch6">
            <chart:title svg:x="0.646cm" svg:y="9.362cm" chart:style-name="ch7">
              <text:p>Clients</text:p>
            </chart:title>
            <chart:grid chart:class="major"/>
          </chart:axis>
          <chart:series chart:style-name="ch8" chart:values-cell-range-address="'fréquentation (A) détail'.B38:'fréquentation (A) détail'.AF38" chart:label-cell-address="'fréquentation (A) détail'.A38:'fréquentation (A) détail'.A38" chart:class="chart:bar">
            <chart:data-point chart:repeated="31"/>
          </chart:series>
          <chart:series chart:style-name="ch9" chart:values-cell-range-address="'fréquentation (A) détail'.B39:'fréquentation (A) détail'.AF39" chart:label-cell-address="'fréquentation (A) détail'.A39:'fréquentation (A) détail'.A39" chart:class="chart:bar">
            <chart:data-point chart:repeated="31"/>
          </chart:series>
          <chart:series chart:style-name="ch10" chart:values-cell-range-address="'fréquentation (A) détail'.B40:'fréquentation (A) détail'.AF40" chart:label-cell-address="'fréquentation (A) détail'.A40:'fréquentation (A) détail'.A40" chart:class="chart:bar">
            <chart:data-point chart:repeated="31"/>
          </chart:series>
          <chart:series chart:style-name="ch11" chart:values-cell-range-address="'fréquentation (A) détail'.B41:'fréquentation (A) détail'.AF41" chart:label-cell-address="'fréquentation (A) détail'.A41:'fréquentation (A) détail'.A41" chart:class="chart:bar">
            <chart:data-point chart:repeated="31"/>
          </chart:series>
          <chart:series chart:style-name="ch12" chart:values-cell-range-address="'fréquentation (A) détail'.B42:'fréquentation (A) détail'.AF42" chart:label-cell-address="'fréquentation (A) détail'.A42:'fréquentation (A) détail'.A42" chart:class="chart:bar">
            <chart:data-point chart:repeated="31"/>
          </chart:series>
          <chart:series chart:style-name="ch13" chart:values-cell-range-address="'fréquentation (A) détail'.B43:'fréquentation (A) détail'.AF43" chart:label-cell-address="'fréquentation (A) détail'.A43:'fréquentation (A) détail'.A43" chart:class="chart:bar">
            <chart:data-point chart:repeated="31"/>
          </chart:series>
          <chart:series chart:style-name="ch14" chart:values-cell-range-address="'fréquentation (A) détail'.B44:'fréquentation (A) détail'.AF44" chart:label-cell-address="'fréquentation (A) détail'.A44:'fréquentation (A) détail'.A44" chart:class="chart:bar">
            <chart:data-point chart:repeated="3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</text:p>
                <draw:g>
                  <svg:desc>'fréquentation (A) détail'.B37:'fréquentation (A) détail'.AF37</svg:desc>
                </draw:g>
              </table:table-cell>
              <table:table-cell office:value-type="string">
                <text:p>2.</text:p>
              </table:table-cell>
              <table:table-cell office:value-type="string">
                <text:p>3.</text:p>
              </table:table-cell>
              <table:table-cell office:value-type="string">
                <text:p>4.</text:p>
              </table:table-cell>
              <table:table-cell office:value-type="string">
                <text:p>5.</text:p>
              </table:table-cell>
              <table:table-cell office:value-type="string">
                <text:p>6.</text:p>
              </table:table-cell>
              <table:table-cell office:value-type="string">
                <text:p>7.</text:p>
              </table:table-cell>
              <table:table-cell office:value-type="string">
                <text:p>8.</text:p>
              </table:table-cell>
              <table:table-cell office:value-type="string">
                <text:p>9.</text:p>
              </table:table-cell>
              <table:table-cell office:value-type="string">
                <text:p>10.</text:p>
              </table:table-cell>
              <table:table-cell office:value-type="string">
                <text:p>11.</text:p>
              </table:table-cell>
              <table:table-cell office:value-type="string">
                <text:p>12.</text:p>
              </table:table-cell>
              <table:table-cell office:value-type="string">
                <text:p>13.</text:p>
              </table:table-cell>
              <table:table-cell office:value-type="string">
                <text:p>14.</text:p>
              </table:table-cell>
              <table:table-cell office:value-type="string">
                <text:p>15.</text:p>
              </table:table-cell>
              <table:table-cell office:value-type="string">
                <text:p>16.</text:p>
              </table:table-cell>
              <table:table-cell office:value-type="string">
                <text:p>17.</text:p>
              </table:table-cell>
              <table:table-cell office:value-type="string">
                <text:p>18.</text:p>
              </table:table-cell>
              <table:table-cell office:value-type="string">
                <text:p>19.</text:p>
              </table:table-cell>
              <table:table-cell office:value-type="string">
                <text:p>20.</text:p>
              </table:table-cell>
              <table:table-cell office:value-type="string">
                <text:p>21.</text:p>
              </table:table-cell>
              <table:table-cell office:value-type="string">
                <text:p>22.</text:p>
              </table:table-cell>
              <table:table-cell office:value-type="string">
                <text:p>23.</text:p>
              </table:table-cell>
              <table:table-cell office:value-type="string">
                <text:p>24.</text:p>
              </table:table-cell>
              <table:table-cell office:value-type="string">
                <text:p>25.</text:p>
              </table:table-cell>
              <table:table-cell office:value-type="string">
                <text:p>26.</text:p>
              </table:table-cell>
              <table:table-cell office:value-type="string">
                <text:p>27.</text:p>
              </table:table-cell>
              <table:table-cell office:value-type="string">
                <text:p>28.</text:p>
              </table:table-cell>
              <table:table-cell office:value-type="string">
                <text:p>29.</text:p>
              </table:table-cell>
              <table:table-cell office:value-type="string">
                <text:p>30.</text:p>
              </table:table-cell>
              <table:table-cell office:value-type="string">
                <text:p>31.</text:p>
              </table:table-cell>
            </table:table-row>
          </table:table-header-rows>
          <table:table-rows>
            <table:table-row>
              <table:table-cell office:value-type="string">
                <text:p>l1</text:p>
                <draw:g>
                  <svg:desc>'fréquentation (A) détail'.A38:'fréquentation (A) détail'.A38</svg:desc>
                </draw:g>
              </table:table-cell>
              <table:table-cell office:value-type="float" office:value="0">
                <text:p>0</text:p>
                <draw:g>
                  <svg:desc>'fréquentation (A) détail'.B38:'fréquentation (A) détail'.AF3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2</text:p>
                <draw:g>
                  <svg:desc>'fréquentation (A) détail'.A39:'fréquentation (A) détail'.A39</svg:desc>
                </draw:g>
              </table:table-cell>
              <table:table-cell office:value-type="float" office:value="0">
                <text:p>0</text:p>
                <draw:g>
                  <svg:desc>'fréquentation (A) détail'.B39:'fréquentation (A) détail'.AF3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3</text:p>
                <draw:g>
                  <svg:desc>'fréquentation (A) détail'.A40:'fréquentation (A) détail'.A40</svg:desc>
                </draw:g>
              </table:table-cell>
              <table:table-cell office:value-type="float" office:value="0">
                <text:p>0</text:p>
                <draw:g>
                  <svg:desc>'fréquentation (A) détail'.B40:'fréquentation (A) détail'.AF4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4</text:p>
                <draw:g>
                  <svg:desc>'fréquentation (A) détail'.A41:'fréquentation (A) détail'.A41</svg:desc>
                </draw:g>
              </table:table-cell>
              <table:table-cell office:value-type="float" office:value="0">
                <text:p>0</text:p>
                <draw:g>
                  <svg:desc>'fréquentation (A) détail'.B41:'fréquentation (A) détail'.AF4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5</text:p>
                <draw:g>
                  <svg:desc>'fréquentation (A) détail'.A42:'fréquentation (A) détail'.A42</svg:desc>
                </draw:g>
              </table:table-cell>
              <table:table-cell office:value-type="float" office:value="0">
                <text:p>0</text:p>
                <draw:g>
                  <svg:desc>'fréquentation (A) détail'.B42:'fréquentation (A) détail'.AF4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6</text:p>
                <draw:g>
                  <svg:desc>'fréquentation (A) détail'.A43:'fréquentation (A) détail'.A43</svg:desc>
                </draw:g>
              </table:table-cell>
              <table:table-cell office:value-type="float" office:value="0">
                <text:p>0</text:p>
                <draw:g>
                  <svg:desc>'fréquentation (A) détail'.B43:'fréquentation (A) détail'.AF4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mme</text:p>
                <draw:g>
                  <svg:desc>'fréquentation (A) détail'.A44:'fréquentation (A) détail'.A44</svg:desc>
                </draw:g>
              </table:table-cell>
              <table:table-cell office:value-type="float" office:value="0">
                <text:p>0</text:p>
                <draw:g>
                  <svg:desc>'fréquentation (A) détail'.B44:'fréquentation (A) détail'.AF4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